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Individuele huiswerk uitzoeken waarom de Chat API met POST aangeroepen moest worden i.p.v. met GET.</text:h>
      <text:p text:style-name="Normal"/>
      <text:p text:style-name="Normal">Jeroen gaf me deze individuele huiswerk.</text:p>
      <text:p text:style-name="Normal">Dit blijkt een foute aanname geweest te zijn. De Chat API moest toch wel met GET aangeroepen worden en NIET met POST.</text:p>
      <text:p text:style-name="Normal">De fouten die voorkwamen waren veroorzaakt doordat de submit button 2 dingen tegelijkertijd deed: Een default actie die de parameters aan een externe bestand probeert door te geven en een andere zelfgedefinieerde actie die een js functie aanroept. Deze 2 acties lopen elkaar in de weg. De zaak was om de default actie uit te schakelen met preventdefault(); Hierna kon ik verder.</text:p>
      <text:p text:style-name="Normal">Agus Judistir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nknown</meta:initial-creator>
    <dc:creator>Unknown</dc:creator>
    <meta:creation-date>2018-01-21T11:57:00Z</meta:creation-date>
    <dc:date>2018-01-21T12:07:00Z</dc:date>
    <meta:template xlink:href="Normal.dotm" xlink:type="simple"/>
    <meta:editing-cycles>2</meta:editing-cycles>
    <meta:editing-duration>PT600S</meta:editing-duration>
    <meta:document-statistic meta:page-count="1" meta:paragraph-count="1" meta:word-count="100" meta:character-count="654" meta:row-count="4" meta:non-whitespace-character-count="555"/>
  </office:meta>
</office:document-meta>
</file>